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4.276cm" fo:min-width="0.777cm" fo:padding-top="0.145cm" fo:padding-bottom="0.145cm" fo:padding-left="0.27cm" fo:padding-right="0.27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55cm" fo:min-width="1.3cm" fo:padding-top="0.15cm" fo:padding-bottom="0.15cm" fo:padding-left="0.275cm" fo:padding-right="0.27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188cm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142cm"/>
    </style:style>
    <style:style style:name="gr8" style:family="graphic" style:parent-style-name="objectwithoutfill">
      <style:graphic-properties draw:stroke="dash" draw:stroke-dash="Fine_20_Dashed"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3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09cm"/>
    </style:style>
    <style:style style:name="gr12" style:family="graphic" style:parent-style-name="objectwithoutfill">
      <style:graphic-properties svg:stroke-width="0.03cm" svg:stroke-color="#000000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000000" draw:fill="none" draw:textarea-horizontal-align="justify" draw:textarea-vertical-align="middle" draw:auto-grow-height="false" fo:min-height="0.286cm" fo:min-width="0.036cm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3cm" svg:stroke-color="#000000" draw:marker-end="Arrow" draw:marker-end-width="0.09cm" draw:fill="none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467cm" fo:min-width="0.26cm" fo:padding-top="0.14cm" fo:padding-bottom="0.14cm" fo:padding-left="0.265cm" fo:padding-right="0.265cm"/>
    </style:style>
    <style:style style:name="gr16" style:family="graphic" style:parent-style-name="measure" style:list-style-name="L1">
      <style:graphic-properties draw:textarea-vertical-align="middle" draw:line-distance="0cm"/>
    </style:style>
    <style:style style:name="gr17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467cm" fo:min-width="0.209cm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467cm" fo:min-width="0.307cm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000000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0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467cm" fo:min-width="0.281cm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000000" draw:fill="none" draw:textarea-horizontal-align="justify" draw:textarea-vertical-align="middle" draw:auto-grow-height="false" fo:min-height="2.12cm" fo:min-width="3.07cm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000000" draw:fill-color="#000000" draw:textarea-horizontal-align="justify" draw:textarea-vertical-align="middle" draw:auto-grow-height="false" fo:min-height="0.17cm" fo:min-width="6.47cm" fo:padding-top="0.14cm" fo:padding-bottom="0.14cm" fo:padding-left="0.265cm" fo:padding-right="0.265cm"/>
    </style:style>
    <style:style style:name="gr23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467cm" fo:min-width="3.486cm" fo:padding-top="0.14cm" fo:padding-bottom="0.14cm" fo:padding-left="0.265cm" fo:padding-right="0.265cm"/>
    </style:style>
    <style:style style:name="gr24" style:family="graphic" style:parent-style-name="standard">
      <style:graphic-properties svg:stroke-width="0.03cm" svg:stroke-color="#000000" draw:fill-color="#000000" draw:textarea-horizontal-align="justify" draw:textarea-vertical-align="middle" draw:auto-grow-height="false" fo:min-height="0.17cm" fo:min-width="1.395cm" fo:padding-top="0.14cm" fo:padding-bottom="0.14cm" fo:padding-left="0.265cm" fo:padding-right="0.265cm"/>
    </style:style>
    <style:style style:name="gr25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933cm" fo:min-width="1.89cm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467cm" fo:min-width="0.798cm" fo:padding-top="0.14cm" fo:padding-bottom="0.14cm" fo:padding-left="0.265cm" fo:padding-right="0.265cm"/>
    </style:style>
    <style:style style:name="gr2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872cm" fo:min-width="1.622cm" fo:padding-top="0.145cm" fo:padding-bottom="0.145cm" fo:padding-left="0.27cm" fo:padding-right="0.27cm"/>
    </style:style>
    <style:style style:name="gr28" style:family="graphic" style:parent-style-name="objectwithoutfill">
      <style:graphic-properties svg:stroke-width="0.08cm" draw:marker-start-width="0.44cm" draw:marker-end="Arrow" draw:marker-end-width="0.32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458cm" fo:min-width="0.208cm" fo:padding-top="0.145cm" fo:padding-bottom="0.145cm" fo:padding-left="0.27cm" fo:padding-right="0.2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447cm"/>
    </style:style>
    <style:style style:name="gr3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832cm" fo:min-width="1.582cm" fo:padding-top="0.145cm" fo:padding-bottom="0.145cm" fo:padding-left="0.27cm" fo:padding-right="0.27cm"/>
    </style:style>
    <style:style style:name="gr3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418cm" fo:min-width="0.168cm" fo:padding-top="0.145cm" fo:padding-bottom="0.145cm" fo:padding-left="0.27cm" fo:padding-right="0.27cm"/>
    </style:style>
    <style:style style:name="gr33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1.513cm" fo:min-width="2.161cm" fo:padding-top="0.145cm" fo:padding-bottom="0.145cm" fo:padding-left="0.27cm" fo:padding-right="0.27cm"/>
    </style:style>
    <style:style style:name="gr34" style:family="graphic" style:parent-style-name="objectwithoutfill">
      <style:graphic-properties svg:stroke-width="0.04cm" draw:fill="none" draw:textarea-vertical-align="middle" fo:padding-top="0.145cm" fo:padding-bottom="0.145cm" fo:padding-left="0.27cm" fo:padding-right="0.27cm"/>
    </style:style>
    <style:style style:name="gr35" style:family="graphic" style:parent-style-name="standard">
      <style:graphic-properties draw:stroke="none" svg:stroke-width="0.04cm" draw:fill-color="#ffffff" draw:textarea-horizontal-align="justify" draw:textarea-vertical-align="middle" draw:auto-grow-height="false" fo:min-height="0.154cm" fo:min-width="0.636cm" fo:padding-top="0.145cm" fo:padding-bottom="0.145cm" fo:padding-left="0.27cm" fo:padding-right="0.27cm"/>
    </style:style>
    <style:style style:name="gr36" style:family="graphic" style:parent-style-name="objectwithoutfill">
      <style:graphic-properties svg:stroke-width="0.04cm" draw:marker-end="Arrow" draw:marker-end-width="0.2cm" draw:fill="none" draw:textarea-vertical-align="middle" fo:padding-top="0.145cm" fo:padding-bottom="0.145cm" fo:padding-left="0.27cm" fo:padding-right="0.2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.261cm"/>
    </style:style>
    <style:style style:name="gr38" style:family="graphic" style:parent-style-name="objectwithoutfill">
      <style:graphic-properties svg:stroke-width="0.04cm" draw:marker-end="Arrow" draw:marker-end-width="0.12cm" draw:fill="none" draw:textarea-vertical-align="middle" fo:padding-top="0.145cm" fo:padding-bottom="0.145cm" fo:padding-left="0.27cm" fo:padding-right="0.2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.493cm"/>
    </style:style>
    <style:style style:name="gr40" style:family="graphic" style:parent-style-name="objectwithoutfill">
      <style:graphic-properties svg:stroke-width="0.08cm" draw:marker-start-width="0.32cm" draw:marker-end="Arrow" draw:marker-end-width="0.26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svg:stroke-width="0.04cm" svg:stroke-color="#000000" draw:fill="none" draw:textarea-horizontal-align="justify" draw:textarea-vertical-align="middle" draw:auto-grow-height="false" fo:min-height="0.276cm" fo:min-width="0.098cm" fo:padding-top="0.145cm" fo:padding-bottom="0.145cm" fo:padding-left="0.27cm" fo:padding-right="0.27cm"/>
    </style:style>
    <style:style style:name="gr42" style:family="graphic" style:parent-style-name="standard">
      <style:graphic-properties svg:stroke-width="0.04cm" svg:stroke-color="#000000" draw:fill="none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43" style:family="graphic" style:parent-style-name="objectwithoutfill">
      <style:graphic-properties svg:stroke-width="0.04cm" svg:stroke-color="#000000" draw:fill="none" draw:fill-color="#b2b2b2" draw:textarea-vertical-align="middle" fo:padding-top="0.145cm" fo:padding-bottom="0.145cm" fo:padding-left="0.27cm" fo:padding-right="0.27cm"/>
    </style:style>
    <style:style style:name="gr44" style:family="graphic" style:parent-style-name="standard">
      <style:graphic-properties draw:stroke="none" svg:stroke-width="0.04cm" svg:stroke-color="#000000" draw:fill="none" draw:fill-color="#ffffff" draw:textarea-horizontal-align="left" draw:auto-grow-height="true" draw:auto-grow-width="true" fo:min-height="0.467cm" fo:min-width="0.209cm" fo:padding-top="0.145cm" fo:padding-bottom="0.145cm" fo:padding-left="0.27cm" fo:padding-right="0.27cm"/>
    </style:style>
    <style:style style:name="gr45" style:family="graphic" style:parent-style-name="standard">
      <style:graphic-properties svg:stroke-width="0.04cm" svg:stroke-color="#000000" draw:fill="none" draw:textarea-horizontal-align="justify" draw:textarea-vertical-align="middle" draw:auto-grow-height="false" fo:min-height="0.206cm" fo:min-width="0cm" fo:padding-top="0.145cm" fo:padding-bottom="0.145cm" fo:padding-left="0.27cm" fo:padding-right="0.27cm"/>
    </style:style>
    <style:style style:name="gr46" style:family="graphic" style:parent-style-name="standard">
      <style:graphic-properties draw:stroke="none" svg:stroke-width="0.04cm" svg:stroke-color="#000000" draw:fill="none" draw:fill-color="#ffffff" draw:textarea-horizontal-align="left" draw:auto-grow-height="true" draw:auto-grow-width="true" fo:min-height="0cm" fo:min-width="0cm" fo:padding-top="0.145cm" fo:padding-bottom="0.145cm" fo:padding-left="0.27cm" fo:padding-right="0.27cm"/>
    </style:style>
    <style:style style:name="gr47" style:family="graphic" style:parent-style-name="objectwithoutfill">
      <style:graphic-properties svg:stroke-width="0.04cm" draw:marker-start="Arrow" draw:marker-start-width="0.12cm" draw:marker-end="" draw:marker-end-width="0.12cm" draw:fill="none" draw:textarea-vertical-align="middle" fo:padding-top="0.145cm" fo:padding-bottom="0.145cm" fo:padding-left="0.27cm" fo:padding-right="0.27cm"/>
    </style:style>
    <style:style style:name="gr48" style:family="graphic" style:parent-style-name="objectwithoutfill">
      <style:graphic-properties svg:stroke-width="0.04cm" draw:marker-start="" draw:marker-start-width="0.12cm" draw:marker-end="Arrow" draw:marker-end-width="0.12cm" draw:fill="none" draw:textarea-vertical-align="middle" fo:padding-top="0.145cm" fo:padding-bottom="0.145cm" fo:padding-left="0.27cm" fo:padding-right="0.27cm"/>
    </style:style>
    <style:style style:name="P1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5" style:family="paragraph">
      <loext:graphic-properties draw:fill="none" draw:fill-color="#ffffff"/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  <style:text-properties style:font-name="Times New Roman" fo:font-size="12pt" style:font-size-asian="12pt" style:font-size-complex="12pt"/>
    </style:style>
    <style:style style:name="P9" style:family="paragraph">
      <loext:graphic-properties draw:fill="solid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10" style:family="paragraph">
      <loext:graphic-properties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11" style:family="paragraph">
      <loext:graphic-properties draw:fill="none" draw:fill-color="#ffffff"/>
      <style:text-properties style:text-position="0% 100%" style:font-name="Times New Roman" fo:font-size="12pt" style:font-size-asian="12pt" style:font-size-complex="12pt"/>
    </style:style>
    <style:style style:name="P12" style:family="paragraph">
      <loext:graphic-properties draw:fill="none" draw:fill-color="#b2b2b2"/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 style:font-name="Times New Roman" fo:font-size="12pt" style:font-size-asian="12pt" style:font-size-complex="12pt"/>
    </style:style>
    <style:style style:name="T5" style:family="text">
      <style:text-properties style:text-position="0% 100%"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316cm" svg:height="5.4cm" svg:x="5.392cm" svg:y="19.7cm">
          <text:p/>
          <draw:enhanced-geometry svg:viewBox="0 0 88 21600" draw:glue-points="44 ?f6 44 0 0 10800 44 21600 88 10800" draw:text-areas="0 ?f6 88 ?f3" draw:type="can" draw:modifiers="2224.7911245034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8cm" svg:height="1.8cm" svg:x="3.5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0.3cm" svg:x="2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2.5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688cm" svg:height="0.717cm" svg:x="2.1cm" svg:y="1.7cm">
          <draw:text-box>
            <text:p><text:span text:style-name="T1">z</text:span></text:p>
          </draw:text-box>
        </draw:frame>
        <draw:line draw:style-name="gr6" draw:text-style-name="P2" draw:layer="layout" svg:x1="4.9cm" svg:y1="2.2cm" svg:x2="4cm" svg:y2="2.2cm">
          <text:p/>
        </draw:line>
        <draw:frame draw:style-name="gr7" draw:text-style-name="P4" draw:layer="layout" svg:width="0.642cm" svg:height="0.717cm" svg:x="3.8cm" svg:y="1.501cm">
          <draw:text-box>
            <text:p><text:span text:style-name="T1">I</text:span></text:p>
          </draw:text-box>
        </draw:frame>
        <draw:line draw:style-name="gr8" draw:text-style-name="P2" draw:layer="layout" svg:x1="2.6cm" svg:y1="3.1cm" svg:x2="7.2cm" svg:y2="3.1cm">
          <text:p/>
        </draw:line>
        <draw:line draw:style-name="gr8" draw:text-style-name="P2" draw:layer="layout" svg:x1="4.4cm" svg:y1="4.7cm" svg:x2="4.4cm" svg:y2="1.3cm">
          <text:p/>
        </draw:line>
        <draw:frame draw:style-name="gr9" draw:text-style-name="P4" draw:layer="layout" svg:width="0.807cm" svg:height="0.717cm" svg:x="3.8cm" svg:y="3.002cm">
          <draw:text-box>
            <text:p><text:span text:style-name="T1">O</text:span></text:p>
          </draw:text-box>
        </draw:frame>
        <draw:frame draw:style-name="gr9" draw:text-style-name="P4" draw:layer="layout" svg:width="0.807cm" svg:height="0.717cm" svg:x="2.901cm" svg:y="3.803cm">
          <draw:text-box>
            <text:p><text:span text:style-name="T1">A</text:span></text:p>
          </draw:text-box>
        </draw:frame>
        <draw:frame draw:style-name="gr10" draw:text-style-name="P5" draw:layer="layout" svg:width="0.781cm" svg:height="0.717cm" svg:x="5.102cm" svg:y="3.804cm">
          <draw:text-box>
            <text:p><text:span text:style-name="T2">B</text:span></text:p>
          </draw:text-box>
        </draw:frame>
        <draw:frame draw:style-name="gr10" draw:text-style-name="P5" draw:layer="layout" svg:width="0.781cm" svg:height="0.717cm" svg:x="5.103cm" svg:y="1.705cm">
          <draw:text-box>
            <text:p><text:span text:style-name="T2">C</text:span></text:p>
          </draw:text-box>
        </draw:frame>
        <draw:frame draw:style-name="gr9" draw:text-style-name="P5" draw:layer="layout" svg:width="0.807cm" svg:height="0.717cm" svg:x="2.904cm" svg:y="1.606cm">
          <draw:text-box>
            <text:p><text:span text:style-name="T2">D</text:span></text:p>
          </draw:text-box>
        </draw:frame>
        <draw:frame draw:style-name="gr11" draw:text-style-name="P4" draw:layer="layout" svg:width="0.709cm" svg:height="0.717cm" svg:x="6.5cm" svg:y="3.101cm">
          <draw:text-box>
            <text:p><text:span text:style-name="T1">x</text:span></text:p>
          </draw:text-box>
        </draw:frame>
        <draw:line draw:style-name="gr12" draw:text-style-name="P2" draw:layer="layout" svg:x1="9.4cm" svg:y1="3.7cm" svg:x2="12.6cm" svg:y2="3.7cm">
          <text:p/>
        </draw:line>
        <draw:line draw:style-name="gr12" draw:text-style-name="P2" draw:layer="layout" svg:x1="9.4cm" svg:y1="1.7cm" svg:x2="12.6cm" svg:y2="1.7cm">
          <text:p/>
        </draw:line>
        <draw:line draw:style-name="gr12" draw:text-style-name="P2" draw:layer="layout" svg:x1="9.4cm" svg:y1="1.7cm" svg:x2="9.4cm" svg:y2="3.7cm">
          <text:p/>
        </draw:line>
        <draw:custom-shape draw:style-name="gr13" draw:text-style-name="P2" draw:layer="layout" svg:width="0.8cm" svg:height="0.8cm" svg:x="9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8.8cm" svg:y1="3cm" svg:x2="8.8cm" svg:y2="2.4cm">
          <text:p/>
        </draw:line>
        <draw:frame draw:style-name="gr15" draw:text-style-name="P4" draw:layer="layout" svg:width="0.79cm" svg:height="0.747cm" svg:x="8.2cm" svg:y="2.3cm">
          <draw:text-box>
            <text:p><text:span text:style-name="T1">E</text:span></text:p>
          </draw:text-box>
        </draw:frame>
        <draw:measure draw:style-name="gr16" draw:text-style-name="P6" draw:layer="measurelines" svg:x1="12.2cm" svg:y1="1.7cm" svg:x2="12.2cm" svg:y2="3.7cm">
          <text:p text:style-name="P6"><text:span text:style-name="T3">a</text:span></text:p>
        </draw:measure>
        <draw:line draw:style-name="gr12" draw:text-style-name="P1" draw:layer="layout" svg:x1="11.3cm" svg:y1="1.6cm" svg:x2="11.3cm" svg:y2="3.8cm">
          <text:p/>
        </draw:line>
        <draw:line draw:style-name="gr14" draw:text-style-name="P1" draw:layer="layout" svg:x1="9.4cm" svg:y1="4cm" svg:x2="12.6cm" svg:y2="4cm">
          <text:p/>
        </draw:line>
        <draw:line draw:style-name="gr12" draw:text-style-name="P1" draw:layer="layout" svg:x1="11.3cm" svg:y1="3.9cm" svg:x2="11.3cm" svg:y2="4.1cm">
          <text:p/>
        </draw:line>
        <draw:frame draw:style-name="gr17" draw:text-style-name="P4" draw:layer="layout" svg:width="0.739cm" svg:height="0.747cm" svg:x="10.9cm" svg:y="3.801cm">
          <draw:text-box>
            <text:p><text:span text:style-name="T1">x</text:span></text:p>
          </draw:text-box>
        </draw:frame>
        <draw:line draw:style-name="gr12" draw:text-style-name="P1" draw:layer="layout" svg:x1="9.4cm" svg:y1="3.9cm" svg:x2="9.4cm" svg:y2="4.1cm">
          <text:p/>
        </draw:line>
        <draw:frame draw:style-name="gr18" draw:text-style-name="P4" draw:layer="layout" svg:width="0.837cm" svg:height="0.747cm" svg:x="9.101cm" svg:y="3.902cm">
          <draw:text-box>
            <text:p><text:span text:style-name="T1">O</text:span></text:p>
          </draw:text-box>
        </draw:frame>
        <draw:custom-shape draw:style-name="gr19" draw:text-style-name="P1" draw:layer="layout" svg:width="0.3cm" svg:height="0.3cm" svg:x="10cm" svg:y="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20" draw:text-style-name="P4" draw:layer="layout" svg:width="0.811cm" svg:height="0.747cm" svg:x="10cm" svg:y="2.101cm">
          <draw:text-box>
            <text:p><text:span text:style-name="T1">B</text:span></text:p>
          </draw:text-box>
        </draw:frame>
        <draw:custom-shape draw:style-name="gr21" draw:text-style-name="P1" draw:layer="layout" svg:width="3.6cm" svg:height="2.4cm" svg:x="1.6cm" svg:y="5.9cm">
          <text:p text:style-name="P7"><text:span text:style-name="T1">Circuit électrique</text:span></text:p>
          <text:p text:style-name="P7"><text:span text:style-name="T1">ou aima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6cm" svg:height="2.4cm" svg:x="13.2cm" svg:y="5.9cm">
          <text:p text:style-name="P7"><text:span text:style-name="T1">Circuit électrique,</text:span></text:p>
          <text:p text:style-name="P7"><text:span text:style-name="T1">Aimant,</text:span></text:p>
          <text:p text:style-name="P7"><text:span text:style-name="T1">Particule chargées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8cm" svg:height="0.9cm" svg:x="5.2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4" draw:layer="layout" svg:width="4.016cm" svg:height="0.747cm" svg:x="7cm" svg:y="6cm">
          <draw:text-box>
            <text:p><text:span text:style-name="T1">Exerce une force sur</text:span></text:p>
          </draw:text-box>
        </draw:frame>
        <draw:custom-shape draw:style-name="gr21" draw:text-style-name="P1" draw:layer="layout" svg:width="3.6cm" svg:height="2.4cm" svg:x="1.6cm" svg:y="8.9cm">
          <text:p text:style-name="P7"><text:span text:style-name="T1">Circuit électrique</text:span></text:p>
          <text:p text:style-name="P7"><text:span text:style-name="T1">ou aima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6cm" svg:height="2.4cm" svg:x="13.2cm" svg:y="8.9cm">
          <text:p text:style-name="P7"><text:span text:style-name="T1">Circuit électrique,</text:span></text:p>
          <text:p text:style-name="P7"><text:span text:style-name="T1">Aimant,</text:span></text:p>
          <text:p text:style-name="P7"><text:span text:style-name="T1">Particule chargée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2.2cm" svg:height="0.9cm" svg:x="11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4" draw:layer="layout" svg:width="2.42cm" svg:height="1.213cm" svg:x="10.9cm" svg:y="8.8cm">
          <draw:text-box>
            <text:p><text:span text:style-name="T1">Exerce une</text:span></text:p>
            <text:p><text:span text:style-name="T1">force sur</text:span></text:p>
          </draw:text-box>
        </draw:frame>
        <draw:custom-shape draw:style-name="gr24" draw:text-style-name="P8" draw:layer="layout" svg:width="2.2cm" svg:height="0.9cm" svg:x="5.2cm" svg:y="9.7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4" draw:layer="layout" svg:width="1.328cm" svg:height="0.747cm" svg:x="5.3cm" svg:y="9.108cm">
          <draw:text-box>
            <text:p><text:span text:style-name="T1">Crée</text:span></text:p>
          </draw:text-box>
        </draw:frame>
        <draw:custom-shape draw:style-name="gr21" draw:text-style-name="P1" draw:layer="layout" svg:width="3.6cm" svg:height="2.4cm" svg:x="7.4cm" svg:y="8.9cm">
          <text:p text:style-name="P7"><text:span text:style-name="T1">Champ magnétique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cm" svg:height="3cm" svg:x="2.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.4cm" svg:y1="14.3cm" svg:x2="5.3cm" svg:y2="14cm">
          <text:p/>
        </draw:line>
        <draw:frame draw:style-name="gr7" draw:text-style-name="P4" draw:layer="layout" svg:width="0.642cm" svg:height="0.717cm" svg:x="5.3cm" svg:y="13.7cm">
          <draw:text-box>
            <text:p><text:span text:style-name="T1">I</text:span></text:p>
          </draw:text-box>
        </draw:frame>
        <draw:custom-shape draw:style-name="gr3" draw:text-style-name="P2" draw:layer="layout" svg:width="0.3cm" svg:height="0.3cm" svg:x="3.9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4cm" svg:y="14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688cm" svg:height="0.717cm" svg:x="3.6cm" svg:y="14.693cm">
          <draw:text-box>
            <text:p><text:span text:style-name="T1">z</text:span></text:p>
          </draw:text-box>
        </draw:frame>
        <draw:path draw:style-name="gr28" draw:text-style-name="P2" draw:layer="layout" svg:width="1.04cm" svg:height="0.299cm" draw:transform="skewX (-0.179070781254618) rotate (-0.874235422323961) translate (2.99309873483889cm 15.4684823019396cm)" svg:viewBox="0 0 1041 300" svg:d="M0 297c297 22 585-72 857-181l184-116">
          <text:p/>
        </draw:path>
        <draw:custom-shape draw:style-name="gr29" draw:text-style-name="P2" draw:layer="layout" svg:width="1cm" svg:height="1cm" svg:x="2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688cm" svg:height="0.717cm" svg:x="2.3cm" svg:y="16.1cm">
          <draw:text-box>
            <text:p><text:span text:style-name="T1">e</text:span></text:p>
          </draw:text-box>
        </draw:frame>
        <draw:custom-shape draw:style-name="gr3" draw:text-style-name="P2" draw:layer="layout" svg:width="0.3cm" svg:height="0.3cm" svg:x="3.3cm" svg:y="1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3.4cm" svg:y="14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4" draw:layer="layout" svg:width="0.947cm" svg:height="0.717cm" svg:x="3cm" svg:y="14.086cm">
          <draw:text-box>
            <text:p><text:span text:style-name="T1">dS</text:span></text:p>
          </draw:text-box>
        </draw:frame>
        <draw:custom-shape draw:style-name="gr31" draw:text-style-name="P2" draw:layer="layout" svg:width="3cm" svg:height="3cm" svg:x="8.5cm" svg:y="1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1.4cm" svg:y1="14.291cm" svg:x2="11.3cm" svg:y2="13.991cm">
          <text:p/>
        </draw:line>
        <draw:frame draw:style-name="gr7" draw:text-style-name="P4" draw:layer="layout" svg:width="0.642cm" svg:height="0.717cm" svg:x="11.3cm" svg:y="13.691cm">
          <draw:text-box>
            <text:p><text:span text:style-name="T1">I</text:span></text:p>
          </draw:text-box>
        </draw:frame>
        <draw:custom-shape draw:style-name="gr3" draw:text-style-name="P2" draw:layer="layout" svg:width="0.3cm" svg:height="0.3cm" svg:x="9.9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10cm" svg:y="1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688cm" svg:height="0.717cm" svg:x="9.6cm" svg:y="14.684cm">
          <draw:text-box>
            <text:p><text:span text:style-name="T1">z</text:span></text:p>
          </draw:text-box>
        </draw:frame>
        <draw:path draw:style-name="gr28" draw:text-style-name="P2" draw:layer="layout" svg:width="1.04cm" svg:height="0.299cm" draw:transform="skewX (-0.179070781254618) rotate (-0.874235422323961) translate (8.99309873483888cm 15.4594823019396cm)" svg:viewBox="0 0 1041 300" svg:d="M0 297c297 22 585-72 857-181l184-116">
          <text:p/>
        </draw:path>
        <draw:custom-shape draw:style-name="gr32" draw:text-style-name="P2" draw:layer="layout" svg:width="1cm" svg:height="1cm" svg:x="8.7cm" svg:y="15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688cm" svg:height="0.717cm" svg:x="8.3cm" svg:y="16.091cm">
          <draw:text-box>
            <text:p><text:span text:style-name="T1">e</text:span></text:p>
          </draw:text-box>
        </draw:frame>
        <draw:custom-shape draw:style-name="gr3" draw:text-style-name="P2" draw:layer="layout" svg:width="0.3cm" svg:height="0.3cm" svg:x="9.3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9.4cm" svg:y="14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4" draw:layer="layout" svg:width="0.947cm" svg:height="0.717cm" svg:x="9cm" svg:y="14.077cm">
          <draw:text-box>
            <text:p><text:span text:style-name="T1">dS</text:span></text:p>
          </draw:text-box>
        </draw:frame>
        <draw:custom-shape draw:style-name="gr33" draw:text-style-name="P9" draw:layer="layout" svg:width="2.7cm" svg:height="2.884cm" svg:x="4.7cm" svg:y="20.9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4" draw:text-style-name="P1" draw:layer="layout" svg:x1="5.392cm" svg:y1="20.884cm" svg:x2="5.392cm" svg:y2="21.624cm">
          <text:p/>
        </draw:line>
        <draw:line draw:style-name="gr34" draw:text-style-name="P1" draw:layer="layout" svg:x1="6.708cm" svg:y1="20.884cm" svg:x2="6.708cm" svg:y2="21.624cm">
          <text:p/>
        </draw:line>
        <draw:custom-shape draw:style-name="gr35" draw:text-style-name="P10" draw:layer="layout" svg:width="1.176cm" svg:height="0.444cm" svg:x="5.462cm" svg:y="20.735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4.8cm" svg:y1="21.475cm" svg:x2="5.2cm" svg:y2="21.623cm">
          <text:p/>
        </draw:line>
        <draw:line draw:style-name="gr36" draw:text-style-name="P1" draw:layer="layout" svg:x1="5.5cm" svg:y1="20.144cm" svg:x2="5.8cm" svg:y2="20.218cm">
          <text:p/>
        </draw:line>
        <draw:frame draw:style-name="gr37" draw:text-style-name="P4" draw:layer="layout" svg:width="0.761cm" svg:height="0.818cm" svg:x="5.3cm" svg:y="20.101cm">
          <draw:text-box>
            <text:p><text:span text:style-name="T1">I</text:span><text:span text:style-name="T4">1</text:span></text:p>
          </draw:text-box>
        </draw:frame>
        <draw:frame draw:style-name="gr37" draw:text-style-name="P4" draw:layer="layout" svg:width="0.761cm" svg:height="0.818cm" svg:x="4.801cm" svg:y="20.932cm">
          <draw:text-box>
            <text:p><text:span text:style-name="T1">I</text:span><text:span text:style-name="T4">2</text:span></text:p>
          </draw:text-box>
        </draw:frame>
        <draw:line draw:style-name="gr38" draw:text-style-name="P1" draw:layer="layout" svg:x1="6cm" svg:y1="23.251cm" svg:x2="6cm" svg:y2="22.141cm">
          <text:p/>
        </draw:line>
        <draw:frame draw:style-name="gr39" draw:text-style-name="P11" draw:layer="layout" svg:width="0.993cm" svg:height="0.717cm" svg:x="5.902cm" svg:y="21.994cm">
          <draw:text-box>
            <text:p><text:span text:style-name="T5">Oz</text:span></text:p>
          </draw:text-box>
        </draw:frame>
        <draw:path draw:style-name="gr40" draw:text-style-name="P1" draw:layer="layout" svg:width="0.955cm" svg:height="0.069cm" draw:transform="skewX (-0.149225651045515) rotate (0.25534166956677) translate (6.474941213087cm 21.6414770595528cm)" svg:viewBox="0 0 956 70" svg:d="M0 63c240 26 479-32 719 5l237-68">
          <text:p/>
        </draw:path>
        <draw:custom-shape draw:style-name="gr41" draw:text-style-name="P1" draw:layer="layout" svg:width="0.9cm" svg:height="0.8cm" svg:x="6.5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0" draw:text-style-name="P1" draw:layer="layout" svg:width="0.741cm" svg:height="0.051cm" draw:transform="skewX (-0.17226399717184) rotate (0.246440490381599) translate (5.98042445035451cm 20.2310119354032cm)" svg:viewBox="0 0 742 52" svg:d="M0 47c186 20 372-24 558 5l184-52">
          <text:p/>
        </draw:path>
        <draw:custom-shape draw:style-name="gr42" draw:text-style-name="P1" draw:layer="layout" svg:width="0.7cm" svg:height="0.6cm" svg:x="6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4" draw:text-style-name="P1" draw:layer="layout" svg:width="0.992cm" svg:height="0.706cm" draw:transform="rotate (2.07903620497565) translate (4.48302639806466cm 21.3801147381729cm)" svg:viewBox="0 0 993 707" svg:d="M0 695c225 61 399-129 575-233s240-283 360-423l58-39">
          <text:p/>
        </draw:path>
        <draw:path draw:style-name="gr34" draw:text-style-name="P1" draw:layer="layout" svg:width="0.801cm" svg:height="0.718cm" draw:transform="rotate (-1.78878795036899) translate (4.996cm 23.703cm)" svg:viewBox="0 0 802 719" svg:d="M0 0c196 10 393 56 562 162 183 114 192 327 240 505l-21 52">
          <text:p/>
        </draw:path>
        <draw:path draw:style-name="gr34" draw:text-style-name="P1" draw:layer="layout" svg:width="0.72cm" svg:height="0.45cm" draw:transform="rotate (1.81392069159771) translate (5.15450261406214cm 19.8735206681811cm)" svg:viewBox="0 0 721 451" svg:d="M0 447c208 28 394-102 551-217l132-144 38-86">
          <text:p/>
        </draw:path>
        <draw:path draw:style-name="gr34" draw:text-style-name="P1" draw:layer="layout" svg:width="1.037cm" svg:height="0.251cm" draw:transform="rotate (-2.50192948273387) translate (5.51192693589103cm 24.9825898965662cm)" svg:viewBox="0 0 1038 252" svg:d="M0 3c211-22 414 82 626 20l174 52 144 68 94 109">
          <text:p/>
        </draw:path>
        <draw:line draw:style-name="gr38" draw:text-style-name="P1" draw:layer="layout" svg:x1="6cm" svg:y1="24.661cm" svg:x2="6cm" svg:y2="23.551cm">
          <text:p/>
        </draw:line>
        <draw:frame draw:style-name="gr39" draw:text-style-name="P11" draw:layer="layout" svg:width="0.993cm" svg:height="0.717cm" svg:x="5.803cm" svg:y="23.895cm">
          <draw:text-box>
            <text:p><text:span text:style-name="T5">dS</text:span></text:p>
          </draw:text-box>
        </draw:frame>
        <draw:line draw:style-name="gr34" draw:text-style-name="P2" draw:layer="layout" svg:x1="10.2cm" svg:y1="20.8cm" svg:x2="11.2cm" svg:y2="20.8cm">
          <text:p/>
        </draw:line>
        <draw:path draw:style-name="gr43" draw:text-style-name="P12" draw:layer="layout" svg:width="0.396cm" svg:height="0.251cm" draw:transform="rotate (-3.14159265358979) translate (11.3949053471804cm 21.4458324897779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1.3955124900375cm 21.5678682040636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1.3961196328947cm 21.6899039183493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1.3967267757518cm 21.811939632635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1.397333918609cm 21.9339753469207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1.3979410614661cm 22.0560110612064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1.3985482043232cm 22.1780467754922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1.3991553471804cm 22.3000824897779cm)" svg:viewBox="0 0 397 252" svg:d="M176 248c87 16 245-15 218-136-28-122-172-83-263-109-110-31-212 182-37 136h91">
          <text:p/>
        </draw:path>
        <draw:line draw:style-name="gr43" draw:text-style-name="P12" draw:layer="layout" svg:x1="11.226cm" svg:y1="22.296cm" svg:x2="11.226cm" svg:y2="23.8cm">
          <text:p/>
        </draw:line>
        <draw:line draw:style-name="gr43" draw:text-style-name="P12" draw:layer="layout" svg:x1="11.226cm" svg:y1="20.8cm" svg:x2="11.226cm" svg:y2="21.2cm">
          <text:p/>
        </draw:line>
        <draw:frame draw:style-name="gr44" draw:text-style-name="P4" draw:layer="layout" svg:width="0.919cm" svg:height="0.858cm" svg:x="10.3cm" svg:y="21.353cm">
          <draw:text-box>
            <text:p><text:span text:style-name="T1">L</text:span><text:span text:style-name="T4">1</text:span></text:p>
          </draw:text-box>
        </draw:frame>
        <draw:line draw:style-name="gr34" draw:text-style-name="P2" draw:layer="layout" svg:x1="10.2cm" svg:y1="23.8cm" svg:x2="11.2cm" svg:y2="23.8cm">
          <text:p/>
        </draw:line>
        <draw:custom-shape draw:style-name="gr45" draw:text-style-name="P2" draw:layer="layout" svg:width="0.7cm" svg:height="0.7cm" svg:x="10.9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" draw:layer="layout" svg:x1="10.4cm" svg:y1="20.8cm" svg:x2="10.8cm" svg:y2="20.8cm">
          <text:p/>
        </draw:line>
        <draw:frame draw:style-name="gr46" draw:text-style-name="P4" draw:layer="layout" svg:width="0.775cm" svg:height="0.858cm" svg:x="10.2cm" svg:y="20.7cm">
          <draw:text-box>
            <text:p><text:span text:style-name="T1">i</text:span><text:span text:style-name="T4">1</text:span></text:p>
          </draw:text-box>
        </draw:frame>
        <draw:line draw:style-name="gr38" draw:text-style-name="P2" draw:layer="layout" svg:x1="10.7cm" svg:y1="22.7cm" svg:x2="10.7cm" svg:y2="23.5cm">
          <text:p/>
        </draw:line>
        <draw:frame draw:style-name="gr46" draw:text-style-name="P4" draw:layer="layout" svg:width="0.847cm" svg:height="0.858cm" svg:x="10.101cm" svg:y="22.6cm">
          <draw:text-box>
            <text:p><text:span text:style-name="T5">e</text:span><text:span text:style-name="T4">1</text:span></text:p>
          </draw:text-box>
        </draw:frame>
        <draw:line draw:style-name="gr34" draw:text-style-name="P2" draw:layer="layout" svg:x1="12.112cm" svg:y1="20.81cm" svg:x2="13.112cm" svg:y2="20.81cm">
          <text:p/>
        </draw:line>
        <draw:path draw:style-name="gr43" draw:text-style-name="P12" draw:layer="layout" svg:width="0.396cm" svg:height="0.251cm" draw:transform="rotate (-3.14159265358979) translate (12.3069053471804cm 21.4558324897779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2.3075124900375cm 21.5778682040636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2.3081196328947cm 21.6999039183493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2.3087267757518cm 21.821939632635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2.309333918609cm 21.9439753469207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2.3099410614661cm 22.0660110612064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2.3105482043232cm 22.1880467754922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2.3111553471804cm 22.3100824897779cm)" svg:viewBox="0 0 397 252" svg:d="M176 248c87 16 245-15 218-136-28-122-172-83-263-109-110-31-212 182-37 136h91">
          <text:p/>
        </draw:path>
        <draw:line draw:style-name="gr43" draw:text-style-name="P12" draw:layer="layout" svg:x1="12.138cm" svg:y1="22.306cm" svg:x2="12.138cm" svg:y2="23.81cm">
          <text:p/>
        </draw:line>
        <draw:line draw:style-name="gr43" draw:text-style-name="P12" draw:layer="layout" svg:x1="12.138cm" svg:y1="20.81cm" svg:x2="12.138cm" svg:y2="21.21cm">
          <text:p/>
        </draw:line>
        <draw:frame draw:style-name="gr44" draw:text-style-name="P4" draw:layer="layout" svg:width="0.919cm" svg:height="0.858cm" svg:x="12.212cm" svg:y="21.363cm">
          <draw:text-box>
            <text:p><text:span text:style-name="T1">L</text:span><text:span text:style-name="T4">2</text:span></text:p>
          </draw:text-box>
        </draw:frame>
        <draw:line draw:style-name="gr34" draw:text-style-name="P2" draw:layer="layout" svg:x1="12.112cm" svg:y1="23.81cm" svg:x2="13.112cm" svg:y2="23.81cm">
          <text:p/>
        </draw:line>
        <draw:custom-shape draw:style-name="gr45" draw:text-style-name="P2" draw:layer="layout" svg:width="0.7cm" svg:height="0.7cm" svg:x="11.812cm" svg:y="2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" draw:layer="layout" svg:x1="12.692cm" svg:y1="20.81cm" svg:x2="12.292cm" svg:y2="20.81cm">
          <text:p/>
        </draw:line>
        <draw:frame draw:style-name="gr46" draw:text-style-name="P4" draw:layer="layout" svg:width="0.775cm" svg:height="0.858cm" svg:x="12.112cm" svg:y="20.71cm">
          <draw:text-box>
            <text:p><text:span text:style-name="T1">i</text:span><text:span text:style-name="T4">2</text:span></text:p>
          </draw:text-box>
        </draw:frame>
        <draw:line draw:style-name="gr38" draw:text-style-name="P2" draw:layer="layout" svg:x1="12.612cm" svg:y1="22.81cm" svg:x2="12.612cm" svg:y2="23.61cm">
          <text:p/>
        </draw:line>
        <draw:frame draw:style-name="gr46" draw:text-style-name="P4" draw:layer="layout" svg:width="0.847cm" svg:height="0.858cm" svg:x="12.513cm" svg:y="22.71cm">
          <draw:text-box>
            <text:p><text:span text:style-name="T5">e</text:span><text:span text:style-name="T4">2</text:span></text:p>
          </draw:text-box>
        </draw:frame>
        <draw:line draw:style-name="gr34" draw:text-style-name="P2" draw:layer="layout" svg:x1="14.201cm" svg:y1="20.81cm" svg:x2="15.201cm" svg:y2="20.81cm">
          <text:p/>
        </draw:line>
        <draw:path draw:style-name="gr43" draw:text-style-name="P12" draw:layer="layout" svg:width="0.396cm" svg:height="0.251cm" draw:transform="rotate (-3.14159265358979) translate (15.3959053471804cm 21.4558324897779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5.3965124900375cm 21.5778682040636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5.3971196328947cm 21.6999039183493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5.3977267757518cm 21.821939632635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5.398333918609cm 21.9439753469207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5.3989410614661cm 22.0660110612064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5.3995482043232cm 22.1880467754922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5.4001553471804cm 22.3100824897779cm)" svg:viewBox="0 0 397 252" svg:d="M176 248c87 16 245-15 218-136-28-122-172-83-263-109-110-31-212 182-37 136h91">
          <text:p/>
        </draw:path>
        <draw:line draw:style-name="gr43" draw:text-style-name="P12" draw:layer="layout" svg:x1="15.227cm" svg:y1="22.306cm" svg:x2="15.227cm" svg:y2="23.81cm">
          <text:p/>
        </draw:line>
        <draw:line draw:style-name="gr43" draw:text-style-name="P12" draw:layer="layout" svg:x1="15.227cm" svg:y1="20.81cm" svg:x2="15.227cm" svg:y2="21.21cm">
          <text:p/>
        </draw:line>
        <draw:frame draw:style-name="gr44" draw:text-style-name="P4" draw:layer="layout" svg:width="0.919cm" svg:height="0.858cm" svg:x="14.301cm" svg:y="21.363cm">
          <draw:text-box>
            <text:p><text:span text:style-name="T1">L</text:span><text:span text:style-name="T4">1</text:span></text:p>
          </draw:text-box>
        </draw:frame>
        <draw:line draw:style-name="gr34" draw:text-style-name="P2" draw:layer="layout" svg:x1="14.201cm" svg:y1="23.81cm" svg:x2="15.201cm" svg:y2="23.81cm">
          <text:p/>
        </draw:line>
        <draw:custom-shape draw:style-name="gr45" draw:text-style-name="P2" draw:layer="layout" svg:width="0.7cm" svg:height="0.7cm" svg:x="14.901cm" svg:y="2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" draw:layer="layout" svg:x1="14.401cm" svg:y1="20.81cm" svg:x2="14.801cm" svg:y2="20.81cm">
          <text:p/>
        </draw:line>
        <draw:frame draw:style-name="gr46" draw:text-style-name="P4" draw:layer="layout" svg:width="0.775cm" svg:height="0.858cm" svg:x="14.201cm" svg:y="20.71cm">
          <draw:text-box>
            <text:p><text:span text:style-name="T1">i</text:span><text:span text:style-name="T4">1</text:span></text:p>
          </draw:text-box>
        </draw:frame>
        <draw:line draw:style-name="gr47" draw:text-style-name="P2" draw:layer="layout" svg:x1="14.701cm" svg:y1="22.71cm" svg:x2="14.701cm" svg:y2="23.51cm">
          <text:p/>
        </draw:line>
        <draw:frame draw:style-name="gr46" draw:text-style-name="P4" draw:layer="layout" svg:width="0.847cm" svg:height="0.858cm" svg:x="14.102cm" svg:y="22.61cm">
          <draw:text-box>
            <text:p><text:span text:style-name="T5">e</text:span><text:span text:style-name="T4">1</text:span></text:p>
          </draw:text-box>
        </draw:frame>
        <draw:line draw:style-name="gr34" draw:text-style-name="P2" draw:layer="layout" svg:x1="16.113cm" svg:y1="20.82cm" svg:x2="17.113cm" svg:y2="20.82cm">
          <text:p/>
        </draw:line>
        <draw:path draw:style-name="gr43" draw:text-style-name="P12" draw:layer="layout" svg:width="0.396cm" svg:height="0.251cm" draw:transform="rotate (-3.14159265358979) translate (16.3079053471804cm 21.4658324897779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6.3085124900375cm 21.5878682040636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6.3091196328947cm 21.7099039183493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6.3097267757518cm 21.831939632635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6.310333918609cm 21.9539753469207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6.3109410614661cm 22.0760110612064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6.3115482043232cm 22.1980467754922cm)" svg:viewBox="0 0 397 252" svg:d="M176 248c87 16 245-15 218-136-28-122-172-83-263-109-110-31-212 182-37 136h91">
          <text:p/>
        </draw:path>
        <draw:path draw:style-name="gr43" draw:text-style-name="P12" draw:layer="layout" svg:width="0.396cm" svg:height="0.251cm" draw:transform="rotate (-3.14159265358979) translate (16.3121553471804cm 22.3200824897779cm)" svg:viewBox="0 0 397 252" svg:d="M176 248c87 16 245-15 218-136-28-122-172-83-263-109-110-31-212 182-37 136h91">
          <text:p/>
        </draw:path>
        <draw:line draw:style-name="gr43" draw:text-style-name="P12" draw:layer="layout" svg:x1="16.139cm" svg:y1="22.316cm" svg:x2="16.139cm" svg:y2="23.82cm">
          <text:p/>
        </draw:line>
        <draw:line draw:style-name="gr43" draw:text-style-name="P12" draw:layer="layout" svg:x1="16.139cm" svg:y1="20.82cm" svg:x2="16.139cm" svg:y2="21.22cm">
          <text:p/>
        </draw:line>
        <draw:frame draw:style-name="gr44" draw:text-style-name="P4" draw:layer="layout" svg:width="0.919cm" svg:height="0.858cm" svg:x="16.213cm" svg:y="21.373cm">
          <draw:text-box>
            <text:p><text:span text:style-name="T1">L</text:span><text:span text:style-name="T4">2</text:span></text:p>
          </draw:text-box>
        </draw:frame>
        <draw:line draw:style-name="gr34" draw:text-style-name="P2" draw:layer="layout" svg:x1="16.113cm" svg:y1="23.82cm" svg:x2="17.113cm" svg:y2="23.82cm">
          <text:p/>
        </draw:line>
        <draw:custom-shape draw:style-name="gr45" draw:text-style-name="P2" draw:layer="layout" svg:width="0.7cm" svg:height="0.7cm" svg:x="15.813cm" svg:y="22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" draw:layer="layout" svg:x1="16.693cm" svg:y1="20.82cm" svg:x2="16.293cm" svg:y2="20.82cm">
          <text:p/>
        </draw:line>
        <draw:frame draw:style-name="gr46" draw:text-style-name="P4" draw:layer="layout" svg:width="0.775cm" svg:height="0.858cm" svg:x="16.113cm" svg:y="20.72cm">
          <draw:text-box>
            <text:p><text:span text:style-name="T1">i</text:span><text:span text:style-name="T4">2</text:span></text:p>
          </draw:text-box>
        </draw:frame>
        <draw:line draw:style-name="gr48" draw:text-style-name="P2" draw:layer="layout" svg:x1="16.613cm" svg:y1="22.82cm" svg:x2="16.613cm" svg:y2="23.62cm">
          <text:p/>
        </draw:line>
        <draw:frame draw:style-name="gr46" draw:text-style-name="P4" draw:layer="layout" svg:width="0.847cm" svg:height="0.858cm" svg:x="16.514cm" svg:y="22.72cm">
          <draw:text-box>
            <text:p><text:span text:style-name="T5">e</text:span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3:45:07.121207000</meta:creation-date>
    <dc:date>2016-01-13T15:10:23.229444000</dc:date>
    <meta:editing-duration>PT35M51S</meta:editing-duration>
    <meta:editing-cycles>5</meta:editing-cycles>
    <meta:generator>LibreOffice/4.4.3.2$MacOSX_X86_64 LibreOffice_project/88805f81e9fe61362df02b9941de8e38a9b5fd16</meta:generator>
    <meta:document-statistic meta:object-count="157"/>
  </office:meta>
</office:document-meta>
</file>